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ontserrat ExtraBold" svg:font-family="'Montserrat ExtraBold'" style:font-family-generic="roman" style:font-pitch="variable"/>
    <style:font-face style:name="Montserrat Medium" svg:font-family="'Montserrat Medium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9.681cm" table:align="margins" style:writing-mode="lr-tb"/>
    </style:style>
    <style:style style:name="Table2.A" style:family="table-column">
      <style:table-column-properties style:column-width="4.12cm" style:rel-column-width="13722*"/>
    </style:style>
    <style:style style:name="Table2.B" style:family="table-column">
      <style:table-column-properties style:column-width="15.561cm" style:rel-column-width="51813*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681cm" table:align="margins" style:writing-mode="lr-tb"/>
    </style:style>
    <style:style style:name="Table3.A" style:family="table-column">
      <style:table-column-properties style:column-width="4.12cm" style:rel-column-width="13722*"/>
    </style:style>
    <style:style style:name="Table3.B" style:family="table-column">
      <style:table-column-properties style:column-width="15.561cm" style:rel-column-width="51813*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681cm" table:align="margins" style:writing-mode="lr-tb"/>
    </style:style>
    <style:style style:name="Table1.A" style:family="table-column">
      <style:table-column-properties style:column-width="4.12cm" style:rel-column-width="13722*"/>
    </style:style>
    <style:style style:name="Table1.B" style:family="table-column">
      <style:table-column-properties style:column-width="15.561cm" style:rel-column-width="51813*"/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681cm" table:align="margins" style:writing-mode="lr-tb"/>
    </style:style>
    <style:style style:name="Table1.A" style:family="table-column">
      <style:table-column-properties style:column-width="4.12cm" style:rel-column-width="13722*"/>
    </style:style>
    <style:style style:name="Table1.B" style:family="table-column">
      <style:table-column-properties style:column-width="15.561cm" style:rel-column-width="51813*"/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681cm" table:align="margins" style:writing-mode="lr-tb"/>
    </style:style>
    <style:style style:name="Table3.A" style:family="table-column">
      <style:table-column-properties style:column-width="4.12cm" style:rel-column-width="13722*"/>
    </style:style>
    <style:style style:name="Table3.B" style:family="table-column">
      <style:table-column-properties style:column-width="15.561cm" style:rel-column-width="51813*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681cm" table:align="margins" style:writing-mode="lr-tb"/>
    </style:style>
    <style:style style:name="Table2.A" style:family="table-column">
      <style:table-column-properties style:column-width="4.12cm" style:rel-column-width="13722*"/>
    </style:style>
    <style:style style:name="Table2.B" style:family="table-column">
      <style:table-column-properties style:column-width="15.561cm" style:rel-column-width="51813*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color="#354b60" loext:opacity="100%" style:font-name="Montserrat Medium" fo:font-size="16pt" style:font-size-asian="16pt" style:font-size-complex="16pt"/>
    </style:style>
    <style:style style:name="P2" style:family="paragraph" style:parent-style-name="Heading_20_2">
      <style:text-properties fo:color="#354b60" loext:opacity="100%" style:font-name="Montserrat Medium" fo:font-size="16pt" officeooo:paragraph-rsid="011bf055" style:font-size-asian="16pt" style:font-size-complex="16pt"/>
    </style:style>
    <style:style style:name="P3" style:family="paragraph" style:parent-style-name="Heading_20_2">
      <style:text-properties officeooo:paragraph-rsid="0092d384"/>
    </style:style>
    <style:style style:name="P4" style:family="paragraph" style:parent-style-name="Heading_20_2">
      <style:text-properties officeooo:paragraph-rsid="011bf055"/>
    </style:style>
    <style:style style:name="P5" style:family="paragraph" style:parent-style-name="Frame_20_contents">
      <style:text-properties officeooo:rsid="001c5a33" officeooo:paragraph-rsid="001c5a33"/>
    </style:style>
    <style:style style:name="P6" style:family="paragraph" style:parent-style-name="Frame_20_contents">
      <style:text-properties officeooo:paragraph-rsid="001c5a33"/>
    </style:style>
    <style:style style:name="P7" style:family="paragraph" style:parent-style-name="Frame_20_contents">
      <style:text-properties officeooo:rsid="007f6592" officeooo:paragraph-rsid="007f6592"/>
    </style:style>
    <style:style style:name="P8" style:family="paragraph" style:parent-style-name="Frame_20_contents">
      <style:text-properties officeooo:paragraph-rsid="0022984e"/>
    </style:style>
    <style:style style:name="P9" style:family="paragraph" style:parent-style-name="Standard">
      <style:paragraph-properties fo:line-height="100%" fo:text-align="center" style:justify-single-word="false"/>
      <style:text-properties officeooo:paragraph-rsid="001c5a33"/>
    </style:style>
    <style:style style:name="P10" style:family="paragraph" style:parent-style-name="Standard">
      <style:text-properties fo:color="#354b60" loext:opacity="100%" style:font-name="Montserrat Medium" fo:font-size="16pt" style:font-size-asian="16pt" style:font-size-complex="16pt"/>
    </style:style>
    <style:style style:name="P11" style:family="paragraph" style:parent-style-name="Standard">
      <style:text-properties officeooo:rsid="001c5a33" officeooo:paragraph-rsid="0022984e"/>
    </style:style>
    <style:style style:name="P12" style:family="paragraph" style:parent-style-name="Frame_20_contents">
      <style:paragraph-properties fo:margin-top="0.402cm" fo:margin-bottom="0.755cm" style:contextual-spacing="false" fo:text-align="center" style:justify-single-word="false"/>
      <style:text-properties officeooo:rsid="001daed3" officeooo:paragraph-rsid="00d29aee"/>
    </style:style>
    <style:style style:name="P13" style:family="paragraph" style:parent-style-name="Table_20_Contents">
      <style:text-properties officeooo:paragraph-rsid="0022984e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8.938cm"/>
        </style:tab-stops>
      </style:paragraph-properties>
      <style:text-properties fo:font-weight="bold" officeooo:rsid="0112a43e" officeooo:paragraph-rsid="0022984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112a43e" officeooo:paragraph-rsid="0022984e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1f239bc" officeooo:paragraph-rsid="01f239b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1f239bc" officeooo:paragraph-rsid="01f3bf35" style:font-weight-asian="bold" style:font-weight-complex="bold"/>
    </style:style>
    <style:style style:name="P18" style:family="paragraph" style:parent-style-name="Table_20_Contents">
      <style:text-properties officeooo:rsid="012a9c5c" officeooo:paragraph-rsid="0022984e"/>
    </style:style>
    <style:style style:name="P19" style:family="paragraph" style:parent-style-name="Table_20_Contents">
      <style:text-properties officeooo:rsid="01bb857d" officeooo:paragraph-rsid="01bb857d"/>
    </style:style>
    <style:style style:name="P20" style:family="paragraph" style:parent-style-name="Table_20_Contents">
      <style:text-properties officeooo:rsid="01bebf71" officeooo:paragraph-rsid="01bebf71"/>
    </style:style>
    <style:style style:name="P21" style:family="paragraph" style:parent-style-name="Table_20_Contents">
      <style:text-properties officeooo:rsid="01e04b33" officeooo:paragraph-rsid="01e04b33"/>
    </style:style>
    <style:style style:name="P22" style:family="paragraph" style:parent-style-name="Table_20_Contents">
      <style:text-properties officeooo:paragraph-rsid="01d2f7fc"/>
    </style:style>
    <style:style style:name="P23" style:family="paragraph" style:parent-style-name="Table_20_Contents">
      <style:text-properties officeooo:rsid="01f36cea" officeooo:paragraph-rsid="01f36cea"/>
    </style:style>
    <style:style style:name="P24" style:family="paragraph" style:parent-style-name="Table_20_Contents">
      <style:text-properties officeooo:paragraph-rsid="01bebf71"/>
    </style:style>
    <style:style style:name="P25" style:family="paragraph" style:parent-style-name="Table_20_Contents">
      <style:text-properties officeooo:rsid="02079552" officeooo:paragraph-rsid="02079552"/>
    </style:style>
    <style:style style:name="P26" style:family="paragraph" style:parent-style-name="Table_20_Contents">
      <style:text-properties officeooo:rsid="021652da" officeooo:paragraph-rsid="021652da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font-weight="bold" officeooo:rsid="0155d686" officeooo:paragraph-rsid="0022984e" style:font-weight-asian="bold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0" fo:widows="0" fo:text-indent="0cm" style:auto-text-indent="false" fo:background-color="transparent" text:number-lines="false" text:line-number="0" style:writing-mode="lr-tb"/>
      <style:text-properties officeooo:rsid="01c2e7a8" officeooo:paragraph-rsid="01c2e7a8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font-weight="normal" officeooo:rsid="0203a943" officeooo:paragraph-rsid="0203a943" style:font-weight-asian="normal" style:font-weight-complex="normal"/>
    </style:style>
    <style:style style:name="P30" style:family="paragraph" style:parent-style-name="Table_20_Contents">
      <style:paragraph-properties fo:margin-top="0.101cm" fo:margin-bottom="0.453cm" style:contextual-spacing="false" fo:line-height="100%"/>
      <style:text-properties officeooo:paragraph-rsid="01b3eec5"/>
    </style:style>
    <style:style style:name="P31" style:family="paragraph" style:parent-style-name="Table_20_Contents">
      <style:paragraph-properties fo:margin-top="0.101cm" fo:margin-bottom="0.453cm" style:contextual-spacing="false" fo:line-height="100%"/>
      <style:text-properties officeooo:paragraph-rsid="02204f23"/>
    </style:style>
    <style:style style:name="P32" style:family="paragraph" style:parent-style-name="Table_20_Contents">
      <style:paragraph-properties fo:margin-top="0.101cm" fo:margin-bottom="0.453cm" style:contextual-spacing="false" fo:line-height="100%"/>
      <style:text-properties officeooo:rsid="01233e08" officeooo:paragraph-rsid="0022984e"/>
    </style:style>
    <style:style style:name="P33" style:family="paragraph" style:parent-style-name="Table_20_Contents">
      <style:paragraph-properties fo:margin-top="0.101cm" fo:margin-bottom="0.453cm" style:contextual-spacing="false" fo:line-height="100%"/>
      <style:text-properties fo:font-weight="bold" officeooo:rsid="013b8dc8" officeooo:paragraph-rsid="0022984e" style:font-weight-asian="bold" style:font-weight-complex="bold"/>
    </style:style>
    <style:style style:name="P34" style:family="paragraph" style:parent-style-name="Table_20_Contents">
      <style:paragraph-properties fo:margin-top="0.101cm" fo:margin-bottom="0.453cm" style:contextual-spacing="false" fo:line-height="100%"/>
      <style:text-properties officeooo:rsid="01b3eec5" officeooo:paragraph-rsid="01b65e4a"/>
    </style:style>
    <style:style style:name="P35" style:family="paragraph" style:parent-style-name="Table_20_Contents">
      <style:paragraph-properties fo:margin-top="0.101cm" fo:margin-bottom="0.453cm" style:contextual-spacing="false" fo:line-height="100%"/>
      <style:text-properties officeooo:rsid="022be218" officeooo:paragraph-rsid="022be218"/>
    </style:style>
    <style:style style:name="P36" style:family="paragraph" style:parent-style-name="Table_20_Contents">
      <style:paragraph-properties fo:margin-top="0.101cm" fo:margin-bottom="0.453cm" style:contextual-spacing="false" fo:line-height="100%"/>
      <style:text-properties officeooo:rsid="022ea05f" officeooo:paragraph-rsid="022ea05f"/>
    </style:style>
    <style:style style:name="P37" style:family="paragraph" style:parent-style-name="Table_20_Contents">
      <style:paragraph-properties fo:margin-top="0.101cm" fo:margin-bottom="0.453cm" style:contextual-spacing="false" fo:line-height="100%"/>
      <style:text-properties officeooo:rsid="02426790" officeooo:paragraph-rsid="02426790"/>
    </style:style>
    <style:style style:name="P38" style:family="paragraph" style:parent-style-name="Table_20_Contents">
      <style:paragraph-properties fo:margin-top="0.101cm" fo:margin-bottom="0.453cm" style:contextual-spacing="false" fo:line-height="100%"/>
      <style:text-properties fo:font-weight="normal" officeooo:rsid="025037ce" officeooo:paragraph-rsid="025037ce" style:font-weight-asian="normal" style:font-weight-complex="normal"/>
    </style:style>
    <style:style style:name="P39" style:family="paragraph" style:parent-style-name="Standard">
      <style:text-properties fo:color="#354b60" loext:opacity="100%" style:font-name="Montserrat Medium" fo:font-size="16pt" style:font-size-asian="16pt" style:font-size-complex="16pt"/>
    </style:style>
    <style:style style:name="P40" style:family="paragraph" style:parent-style-name="Heading_20_1" style:master-page-name="Standard">
      <style:paragraph-properties fo:line-height="100%" fo:text-align="center" style:justify-single-word="false" style:page-number="auto"/>
      <style:text-properties fo:color="#96c134" loext:opacity="100%" style:font-name="Montserrat ExtraBold" fo:font-size="36pt" fo:font-weight="bold" officeooo:rsid="0027369e" officeooo:paragraph-rsid="0027369e" style:font-name-asian="Calibri1" style:font-size-asian="36pt" style:font-weight-asian="bold" style:font-name-complex="Noto Sans" style:font-size-complex="36pt" style:font-weight-complex="bold"/>
    </style:style>
    <style:style style:name="P41" style:family="paragraph" style:parent-style-name="Frame_20_contents" style:list-style-name="L2">
      <style:text-properties officeooo:paragraph-rsid="00d1f7a1"/>
    </style:style>
    <style:style style:name="P42" style:family="paragraph" style:parent-style-name="Frame_20_contents" style:list-style-name="L2">
      <style:text-properties officeooo:paragraph-rsid="001fde7a"/>
    </style:style>
    <style:style style:name="P43" style:family="paragraph" style:parent-style-name="Frame_20_contents" style:list-style-name="L2">
      <style:text-properties officeooo:paragraph-rsid="009d5b02"/>
    </style:style>
    <style:style style:name="P44" style:family="paragraph" style:parent-style-name="Frame_20_contents" style:list-style-name="L2">
      <style:text-properties officeooo:rsid="0048263d" officeooo:paragraph-rsid="0048263d"/>
    </style:style>
    <style:style style:name="P45" style:family="paragraph" style:parent-style-name="Frame_20_contents" style:list-style-name="L2">
      <style:text-properties officeooo:rsid="0048263d" officeooo:paragraph-rsid="00ebecaa"/>
    </style:style>
    <style:style style:name="P46" style:family="paragraph" style:parent-style-name="Frame_20_contents" style:list-style-name="L2">
      <style:text-properties officeooo:rsid="004f506e" officeooo:paragraph-rsid="004f506e"/>
    </style:style>
    <style:style style:name="P47" style:family="paragraph" style:parent-style-name="Frame_20_contents" style:list-style-name="L2">
      <style:text-properties officeooo:rsid="0065a435" officeooo:paragraph-rsid="0065a435"/>
    </style:style>
    <style:style style:name="P48" style:family="paragraph" style:parent-style-name="Frame_20_contents" style:list-style-name="L1">
      <style:text-properties officeooo:rsid="008c7c3b" officeooo:paragraph-rsid="008c7c3b"/>
    </style:style>
    <style:style style:name="P49" style:family="paragraph" style:parent-style-name="Frame_20_contents" style:list-style-name="L1">
      <style:text-properties officeooo:rsid="008d5d56" officeooo:paragraph-rsid="008d5d56"/>
    </style:style>
    <style:style style:name="P50" style:family="paragraph" style:parent-style-name="Frame_20_contents">
      <style:paragraph-properties fo:text-align="center" style:justify-single-word="false"/>
      <style:text-properties fo:font-size="24pt" officeooo:paragraph-rsid="02826f78" style:font-size-asian="24pt" style:font-size-complex="24pt"/>
    </style:style>
    <style:style style:name="P51" style:family="paragraph" style:parent-style-name="Frame_20_contents">
      <style:paragraph-properties fo:text-align="center" style:justify-single-word="false"/>
      <style:text-properties fo:font-size="24pt" officeooo:rsid="028d4b53" officeooo:paragraph-rsid="028d4b53" style:font-size-asian="24pt" style:font-size-complex="24pt"/>
    </style:style>
    <style:style style:name="P52" style:family="paragraph" style:parent-style-name="Heading_20_2">
      <style:text-properties fo:color="#354b60" loext:opacity="100%" style:font-name="Montserrat Medium" fo:font-size="16pt" style:font-size-asian="16pt" style:font-size-complex="16pt"/>
    </style:style>
    <style:style style:name="P5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0" fo:widows="0" fo:text-indent="0cm" style:auto-text-indent="false" fo:background-color="transparent" text:number-lines="false" text:line-number="0" style:writing-mode="lr-tb"/>
      <style:text-properties officeooo:rsid="0155d686" officeooo:paragraph-rsid="0022984e"/>
    </style:style>
    <style:style style:name="P5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font-weight="bold" officeooo:rsid="0155d686" officeooo:paragraph-rsid="0022984e" style:font-weight-asian="bold" style:font-weight-complex="bold"/>
    </style:style>
    <style:style style:name="P55" style:family="paragraph" style:parent-style-name="Table_20_Contents" style:list-style-name="L4">
      <style:paragraph-properties fo:margin-top="0.101cm" fo:margin-bottom="0.453cm" style:contextual-spacing="false" fo:line-height="100%"/>
      <style:text-properties officeooo:paragraph-rsid="0022984e"/>
    </style:style>
    <style:style style:name="P56" style:family="paragraph" style:parent-style-name="Table_20_Contents" style:list-style-name="L4">
      <style:paragraph-properties fo:margin-top="0.101cm" fo:margin-bottom="0.453cm" style:contextual-spacing="false" fo:line-height="100%"/>
      <style:text-properties officeooo:rsid="0137faa4" officeooo:paragraph-rsid="0022984e"/>
    </style:style>
    <style:style style:name="P57" style:family="paragraph" style:parent-style-name="Table_20_Contents" style:list-style-name="L4">
      <style:paragraph-properties fo:margin-top="0.101cm" fo:margin-bottom="0.453cm" style:contextual-spacing="false" fo:line-height="100%"/>
      <style:text-properties officeooo:rsid="01398df4" officeooo:paragraph-rsid="0022984e"/>
    </style:style>
    <style:style style:name="P58" style:family="paragraph" style:parent-style-name="Table_20_Contents" style:list-style-name="L5">
      <style:paragraph-properties fo:margin-top="0.101cm" fo:margin-bottom="0.453cm" style:contextual-spacing="false" fo:line-height="100%"/>
      <style:text-properties officeooo:rsid="0144c346" officeooo:paragraph-rsid="0022984e"/>
    </style:style>
    <style:style style:name="P59" style:family="paragraph" style:parent-style-name="Table_20_Contents" style:list-style-name="L6">
      <style:paragraph-properties fo:margin-top="0.101cm" fo:margin-bottom="0.453cm" style:contextual-spacing="false" fo:line-height="100%"/>
      <style:text-properties officeooo:rsid="0224f55e" officeooo:paragraph-rsid="0224f55e"/>
    </style:style>
    <style:style style:name="P60" style:family="paragraph" style:parent-style-name="Table_20_Contents" style:list-style-name="L6">
      <style:paragraph-properties fo:margin-top="0.101cm" fo:margin-bottom="0.453cm" style:contextual-spacing="false" fo:line-height="100%"/>
      <style:text-properties fo:font-weight="normal" officeooo:rsid="0224f55e" officeooo:paragraph-rsid="0224f55e" style:font-weight-asian="normal" style:font-weight-complex="normal"/>
    </style:style>
    <style:style style:name="P61" style:family="paragraph" style:parent-style-name="Table_20_Contents" style:list-style-name="L6">
      <style:paragraph-properties fo:margin-top="0.101cm" fo:margin-bottom="0.453cm" style:contextual-spacing="false" fo:line-height="100%"/>
      <style:text-properties fo:font-weight="normal" officeooo:rsid="025388b1" officeooo:paragraph-rsid="025388b1" style:font-weight-asian="normal" style:font-weight-complex="normal"/>
    </style:style>
    <style:style style:name="P62" style:family="paragraph" style:parent-style-name="Table_20_Contents" style:list-style-name="L6">
      <style:paragraph-properties fo:margin-top="0.101cm" fo:margin-bottom="0.453cm" style:contextual-spacing="false" fo:line-height="100%"/>
      <style:text-properties fo:font-weight="normal" officeooo:rsid="02555b0b" officeooo:paragraph-rsid="02555b0b" style:font-weight-asian="normal" style:font-weight-complex="normal"/>
    </style:style>
    <style:style style:name="P63" style:family="paragraph" style:parent-style-name="Table_20_Contents" style:list-style-name="L7">
      <style:paragraph-properties fo:margin-top="0.101cm" fo:margin-bottom="0.453cm" style:contextual-spacing="false" fo:line-height="100%"/>
      <style:text-properties fo:font-weight="normal" officeooo:rsid="025c4946" officeooo:paragraph-rsid="025c4946" style:font-weight-asian="normal" style:font-weight-complex="normal"/>
    </style:style>
    <style:style style:name="P64" style:family="paragraph" style:parent-style-name="Table_20_Contents" style:list-style-name="L8">
      <style:paragraph-properties fo:margin-top="0.101cm" fo:margin-bottom="0.453cm" style:contextual-spacing="false" fo:line-height="100%"/>
      <style:text-properties fo:font-weight="normal" officeooo:rsid="025ec5b2" officeooo:paragraph-rsid="025ec5b2" style:font-weight-asian="normal" style:font-weight-complex="normal"/>
    </style:style>
    <style:style style:name="P65" style:family="paragraph" style:parent-style-name="Table_20_Contents" style:list-style-name="L8">
      <style:paragraph-properties fo:margin-top="0.101cm" fo:margin-bottom="0.453cm" style:contextual-spacing="false" fo:line-height="100%"/>
      <style:text-properties fo:font-weight="normal" officeooo:rsid="0262fee7" officeooo:paragraph-rsid="0262fee7" style:font-weight-asian="normal" style:font-weight-complex="normal"/>
    </style:style>
    <style:style style:name="P66" style:family="paragraph">
      <loext:graphic-properties draw:fill="solid" draw:fill-color="#f2f2f2"/>
      <style:paragraph-properties fo:text-align="center"/>
      <style:text-properties fo:font-size="18pt"/>
    </style:style>
    <style:style style:name="T1" style:family="text">
      <style:text-properties fo:color="#354b60" loext:opacity="100%" style:font-name="Montserrat Medium" fo:font-size="16pt" style:font-size-asian="16pt" style:font-size-complex="16pt"/>
    </style:style>
    <style:style style:name="T2" style:family="text">
      <style:text-properties fo:color="#354b60" loext:opacity="100%" style:font-name="Montserrat Medium" fo:font-size="16pt" officeooo:rsid="009279c2" style:font-size-asian="16pt" style:font-size-complex="16pt"/>
    </style:style>
    <style:style style:name="T3" style:family="text">
      <style:text-properties fo:color="#354b60" loext:opacity="100%" style:font-name="Montserrat Medium" fo:font-size="16pt" fo:font-weight="bold" officeooo:rsid="009279c2" style:font-name-asian="Calibri1" style:font-size-asian="16pt" style:font-weight-asian="bold" style:font-name-complex="Noto Sans" style:font-size-complex="16pt" style:font-weight-complex="bold"/>
    </style:style>
    <style:style style:name="T4" style:family="text">
      <style:text-properties officeooo:rsid="001e7097"/>
    </style:style>
    <style:style style:name="T5" style:family="text">
      <style:text-properties officeooo:rsid="0023682d"/>
    </style:style>
    <style:style style:name="T6" style:family="text">
      <style:text-properties officeooo:rsid="001fde7a"/>
    </style:style>
    <style:style style:name="T7" style:family="text">
      <style:text-properties officeooo:rsid="002c2ef4"/>
    </style:style>
    <style:style style:name="T8" style:family="text">
      <style:text-properties officeooo:rsid="003e475e"/>
    </style:style>
    <style:style style:name="T9" style:family="text">
      <style:text-properties officeooo:rsid="003f62b6"/>
    </style:style>
    <style:style style:name="T10" style:family="text">
      <style:text-properties officeooo:rsid="0046d98c"/>
    </style:style>
    <style:style style:name="T11" style:family="text">
      <style:text-properties officeooo:rsid="004cbfdb"/>
    </style:style>
    <style:style style:name="T12" style:family="text">
      <style:text-properties officeooo:rsid="005216b6"/>
    </style:style>
    <style:style style:name="T13" style:family="text">
      <style:text-properties officeooo:rsid="00594e1b"/>
    </style:style>
    <style:style style:name="T14" style:family="text">
      <style:text-properties officeooo:rsid="0067e7fc"/>
    </style:style>
    <style:style style:name="T15" style:family="text">
      <style:text-properties officeooo:rsid="006905ad"/>
    </style:style>
    <style:style style:name="T16" style:family="text">
      <style:text-properties officeooo:rsid="0071d474"/>
    </style:style>
    <style:style style:name="T17" style:family="text">
      <style:text-properties officeooo:rsid="0078cab9"/>
    </style:style>
    <style:style style:name="T18" style:family="text">
      <style:text-properties officeooo:rsid="007a6727"/>
    </style:style>
    <style:style style:name="T19" style:family="text">
      <style:text-properties fo:color="#96c134" loext:opacity="100%" style:font-name="Montserrat ExtraBold" fo:font-size="20pt" fo:font-weight="normal" officeooo:rsid="0027369e" style:font-size-asian="20pt" style:font-weight-asian="normal" style:font-size-complex="20pt" style:font-weight-complex="normal"/>
    </style:style>
    <style:style style:name="T20" style:family="text">
      <style:text-properties fo:color="#96c134" loext:opacity="100%" style:font-name="Montserrat ExtraBold" fo:font-size="20pt" fo:font-weight="normal" officeooo:rsid="001c5a33" style:font-size-asian="20pt" style:font-weight-asian="normal" style:font-size-complex="20pt" style:font-weight-complex="normal"/>
    </style:style>
    <style:style style:name="T21" style:family="text">
      <style:text-properties fo:color="#96c134" loext:opacity="100%" style:font-name="Montserrat ExtraBold" fo:font-size="20pt" fo:font-weight="normal" officeooo:rsid="00d635e4" style:font-size-asian="20pt" style:font-weight-asian="normal" style:font-size-complex="20pt" style:font-weight-complex="normal"/>
    </style:style>
    <style:style style:name="T22" style:family="text">
      <style:text-properties fo:color="#96c134" loext:opacity="100%" style:font-name="Montserrat ExtraBold" fo:font-size="20pt" fo:font-weight="normal" officeooo:rsid="02971ffa" style:font-size-asian="20pt" style:font-weight-asian="normal" style:font-size-complex="20pt" style:font-weight-complex="normal"/>
    </style:style>
    <style:style style:name="T23" style:family="text">
      <style:text-properties fo:color="#96c134" loext:opacity="100%" style:font-name="Montserrat ExtraBold" fo:font-size="12pt" fo:font-weight="normal" officeooo:rsid="001c5a33" style:font-size-asian="12pt" style:font-weight-asian="normal" style:font-size-complex="12pt" style:font-weight-complex="normal"/>
    </style:style>
    <style:style style:name="T24" style:family="text">
      <style:text-properties officeooo:rsid="008c7c3b"/>
    </style:style>
    <style:style style:name="T25" style:family="text">
      <style:text-properties officeooo:rsid="00981cfa"/>
    </style:style>
    <style:style style:name="T26" style:family="text">
      <style:text-properties officeooo:rsid="00aa1be6"/>
    </style:style>
    <style:style style:name="T27" style:family="text">
      <style:text-properties officeooo:rsid="009d5b0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e475e" style:font-weight-asian="bold" style:font-weight-complex="bold"/>
    </style:style>
    <style:style style:name="T30" style:family="text">
      <style:text-properties fo:font-weight="bold" officeooo:rsid="0043de9d" style:font-weight-asian="bold" style:font-weight-complex="bold"/>
    </style:style>
    <style:style style:name="T31" style:family="text">
      <style:text-properties fo:font-weight="bold" officeooo:rsid="00981cfa" style:font-weight-asian="bold" style:font-weight-complex="bold"/>
    </style:style>
    <style:style style:name="T32" style:family="text">
      <style:text-properties fo:font-weight="bold" officeooo:rsid="0046d98c" style:font-weight-asian="bold" style:font-weight-complex="bold"/>
    </style:style>
    <style:style style:name="T33" style:family="text">
      <style:text-properties fo:font-weight="bold" officeooo:rsid="001fde7a" style:font-weight-asian="bold" style:font-weight-complex="bold"/>
    </style:style>
    <style:style style:name="T34" style:family="text">
      <style:text-properties fo:font-weight="bold" officeooo:rsid="002c2ef4" style:font-weight-asian="bold" style:font-weight-complex="bold"/>
    </style:style>
    <style:style style:name="T35" style:family="text">
      <style:text-properties fo:font-weight="bold" officeooo:rsid="007f6592" style:font-weight-asian="bold" style:font-weight-complex="bold"/>
    </style:style>
    <style:style style:name="T36" style:family="text">
      <style:text-properties fo:font-weight="bold" officeooo:rsid="010311ae" style:font-weight-asian="bold" style:font-weight-complex="bold"/>
    </style:style>
    <style:style style:name="T37" style:family="text">
      <style:text-properties fo:font-weight="bold" officeooo:rsid="009d5b02" style:font-weight-asian="bold" style:font-weight-complex="bold"/>
    </style:style>
    <style:style style:name="T38" style:family="text">
      <style:text-properties fo:font-weight="bold" officeooo:rsid="01a02d4c" style:font-weight-asian="bold" style:font-weight-complex="bold"/>
    </style:style>
    <style:style style:name="T39" style:family="text">
      <style:text-properties fo:font-weight="bold" officeooo:rsid="01abe615" style:font-weight-asian="bold" style:font-weight-complex="bold"/>
    </style:style>
    <style:style style:name="T40" style:family="text">
      <style:text-properties fo:font-weight="bold" officeooo:rsid="01b65e4a" style:font-weight-asian="bold" style:font-weight-complex="bold"/>
    </style:style>
    <style:style style:name="T41" style:family="text">
      <style:text-properties fo:font-weight="bold" officeooo:rsid="01b3eec5" style:font-weight-asian="bold" style:font-weight-complex="bold"/>
    </style:style>
    <style:style style:name="T42" style:family="text">
      <style:text-properties fo:font-weight="bold" officeooo:rsid="021acb66" style:font-weight-asian="bold" style:font-weight-complex="bold"/>
    </style:style>
    <style:style style:name="T43" style:family="text">
      <style:text-properties fo:font-weight="bold" officeooo:rsid="0222d7d0" style:font-weight-asian="bold" style:font-weight-complex="bold"/>
    </style:style>
    <style:style style:name="T44" style:family="text">
      <style:text-properties fo:font-weight="bold" officeooo:rsid="02204f23" style:font-weight-asian="bold" style:font-weight-complex="bold"/>
    </style:style>
    <style:style style:name="T45" style:family="text">
      <style:text-properties fo:font-weight="bold" officeooo:rsid="025dbe2e" style:font-weight-asian="bold" style:font-weight-complex="bold"/>
    </style:style>
    <style:style style:name="T46" style:family="text">
      <style:text-properties fo:font-weight="bold" officeooo:rsid="014f42a2" style:font-weight-asian="bold" style:font-weight-complex="bold"/>
    </style:style>
    <style:style style:name="T47" style:family="text">
      <style:text-properties officeooo:rsid="00d1f7a1"/>
    </style:style>
    <style:style style:name="T48" style:family="text">
      <style:text-properties fo:color="#999999" loext:opacity="100%" fo:font-style="normal" officeooo:rsid="00374487" style:font-style-asian="normal" style:font-style-complex="normal"/>
    </style:style>
    <style:style style:name="T49" style:family="text">
      <style:text-properties fo:color="#999999" loext:opacity="100%" fo:font-style="normal" officeooo:rsid="003b1474" style:font-style-asian="normal" style:font-style-complex="normal"/>
    </style:style>
    <style:style style:name="T50" style:family="text">
      <style:text-properties fo:color="#999999" loext:opacity="100%" fo:font-style="normal" officeooo:rsid="002e28b1" style:font-style-asian="normal" style:font-style-complex="normal"/>
    </style:style>
    <style:style style:name="T51" style:family="text">
      <style:text-properties fo:color="#999999" loext:opacity="100%" fo:font-style="normal" officeooo:rsid="0031681b" style:font-style-asian="normal" style:font-style-complex="normal"/>
    </style:style>
    <style:style style:name="T52" style:family="text">
      <style:text-properties fo:color="#999999" loext:opacity="100%" fo:font-style="normal" officeooo:rsid="0034b206" style:font-style-asian="normal" style:font-style-complex="normal"/>
    </style:style>
    <style:style style:name="T53" style:family="text">
      <style:text-properties fo:color="#999999" loext:opacity="100%" fo:font-weight="bold" officeooo:rsid="007f6592" style:font-weight-asian="bold" style:font-weight-complex="bold"/>
    </style:style>
    <style:style style:name="T54" style:family="text">
      <style:text-properties fo:color="#999999" loext:opacity="100%" officeooo:rsid="007f6592"/>
    </style:style>
    <style:style style:name="T55" style:family="text">
      <style:text-properties fo:color="#999999" loext:opacity="100%" officeooo:rsid="00e0c557"/>
    </style:style>
    <style:style style:name="T56" style:family="text">
      <style:text-properties fo:color="#999999" loext:opacity="100%" officeooo:rsid="004cbfdb"/>
    </style:style>
    <style:style style:name="T57" style:family="text">
      <style:text-properties fo:color="#999999" loext:opacity="100%" officeooo:rsid="006c659e"/>
    </style:style>
    <style:style style:name="T58" style:family="text">
      <style:text-properties fo:color="#999999" loext:opacity="100%" officeooo:rsid="00594e1b"/>
    </style:style>
    <style:style style:name="T59" style:family="text">
      <style:text-properties fo:color="#999999" loext:opacity="100%" officeooo:rsid="00586ac9"/>
    </style:style>
    <style:style style:name="T60" style:family="text">
      <style:text-properties fo:color="#999999" loext:opacity="100%" officeooo:rsid="00568983"/>
    </style:style>
    <style:style style:name="T61" style:family="text">
      <style:text-properties fo:color="#999999" loext:opacity="100%" officeooo:rsid="0086fc2a"/>
    </style:style>
    <style:style style:name="T62" style:family="text">
      <style:text-properties fo:color="#999999" loext:opacity="100%" officeooo:rsid="00b8368b"/>
    </style:style>
    <style:style style:name="T63" style:family="text">
      <style:text-properties officeooo:rsid="0101df86"/>
    </style:style>
    <style:style style:name="T64" style:family="text">
      <style:text-properties officeooo:rsid="010311ae"/>
    </style:style>
    <style:style style:name="T65" style:family="text">
      <style:text-properties officeooo:rsid="0111f859"/>
    </style:style>
    <style:style style:name="T66" style:family="text">
      <style:text-properties officeooo:rsid="01217a3f"/>
    </style:style>
    <style:style style:name="T67" style:family="text">
      <style:text-properties officeooo:rsid="0127704f"/>
    </style:style>
    <style:style style:name="T68" style:family="text">
      <style:text-properties officeooo:rsid="0137faa4"/>
    </style:style>
    <style:style style:name="T69" style:family="text">
      <style:text-properties officeooo:rsid="013f4520"/>
    </style:style>
    <style:style style:name="T70" style:family="text">
      <style:text-properties officeooo:rsid="014f42a2"/>
    </style:style>
    <style:style style:name="T71" style:family="text">
      <style:text-properties officeooo:rsid="01564aab"/>
    </style:style>
    <style:style style:name="T72" style:family="text">
      <style:text-properties officeooo:rsid="015ff1a5"/>
    </style:style>
    <style:style style:name="T73" style:family="text">
      <style:text-properties officeooo:rsid="01631db4"/>
    </style:style>
    <style:style style:name="T74" style:family="text">
      <style:text-properties officeooo:rsid="01699147"/>
    </style:style>
    <style:style style:name="T75" style:family="text">
      <style:text-properties officeooo:rsid="016f9e9f"/>
    </style:style>
    <style:style style:name="T76" style:family="text">
      <style:text-properties officeooo:rsid="01764a31"/>
    </style:style>
    <style:style style:name="T77" style:family="text">
      <style:text-properties officeooo:rsid="0187f75b"/>
    </style:style>
    <style:style style:name="T78" style:family="text">
      <style:text-properties officeooo:rsid="0189c1a8"/>
    </style:style>
    <style:style style:name="T79" style:family="text">
      <style:text-properties officeooo:rsid="01923ac4"/>
    </style:style>
    <style:style style:name="T80" style:family="text">
      <style:text-properties officeooo:rsid="01975f63"/>
    </style:style>
    <style:style style:name="T81" style:family="text">
      <style:text-properties officeooo:rsid="019d7f86"/>
    </style:style>
    <style:style style:name="T82" style:family="text">
      <style:text-properties officeooo:rsid="01a337e8"/>
    </style:style>
    <style:style style:name="T83" style:family="text">
      <style:text-properties officeooo:rsid="01b388c2"/>
    </style:style>
    <style:style style:name="T84" style:family="text">
      <style:text-properties officeooo:rsid="01b3eec5"/>
    </style:style>
    <style:style style:name="T85" style:family="text">
      <style:text-properties officeooo:rsid="01b55a6b"/>
    </style:style>
    <style:style style:name="T86" style:family="text">
      <style:text-properties officeooo:rsid="01b7de58"/>
    </style:style>
    <style:style style:name="T87" style:family="text">
      <style:text-properties officeooo:rsid="01bae04d"/>
    </style:style>
    <style:style style:name="T88" style:family="text">
      <style:text-properties officeooo:rsid="01bbd360"/>
    </style:style>
    <style:style style:name="T89" style:family="text">
      <style:text-properties officeooo:rsid="01d2f7fc"/>
    </style:style>
    <style:style style:name="T90" style:family="text">
      <style:text-properties officeooo:rsid="01e252f4"/>
    </style:style>
    <style:style style:name="T91" style:family="text">
      <style:text-properties officeooo:rsid="01e81925"/>
    </style:style>
    <style:style style:name="T92" style:family="text">
      <style:text-properties officeooo:rsid="01ebdc75"/>
    </style:style>
    <style:style style:name="T93" style:family="text">
      <style:text-properties officeooo:rsid="01247adb"/>
    </style:style>
    <style:style style:name="T94" style:family="text">
      <style:text-properties officeooo:rsid="01f950ee"/>
    </style:style>
    <style:style style:name="T95" style:family="text">
      <style:text-properties officeooo:rsid="01fd4125"/>
    </style:style>
    <style:style style:name="T96" style:family="text">
      <style:text-properties officeooo:rsid="02022098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2131371" style:font-weight-asian="normal" style:font-weight-complex="normal"/>
    </style:style>
    <style:style style:name="T99" style:family="text">
      <style:text-properties fo:font-weight="normal" officeooo:rsid="0222d7d0" style:font-weight-asian="normal" style:font-weight-complex="normal"/>
    </style:style>
    <style:style style:name="T100" style:family="text">
      <style:text-properties fo:font-weight="normal" officeooo:rsid="022c0136" style:font-weight-asian="normal" style:font-weight-complex="normal"/>
    </style:style>
    <style:style style:name="T101" style:family="text">
      <style:text-properties fo:font-weight="normal" officeooo:rsid="022ea05f" style:font-weight-asian="normal" style:font-weight-complex="normal"/>
    </style:style>
    <style:style style:name="T102" style:family="text">
      <style:text-properties fo:font-weight="normal" officeooo:rsid="022f610c" style:font-weight-asian="normal" style:font-weight-complex="normal"/>
    </style:style>
    <style:style style:name="T103" style:family="text">
      <style:text-properties fo:font-weight="normal" officeooo:rsid="0235d11f" style:font-weight-asian="normal" style:font-weight-complex="normal"/>
    </style:style>
    <style:style style:name="T104" style:family="text">
      <style:text-properties fo:font-weight="normal" officeooo:rsid="024437e0" style:font-weight-asian="normal" style:font-weight-complex="normal"/>
    </style:style>
    <style:style style:name="T105" style:family="text">
      <style:text-properties fo:font-weight="normal" officeooo:rsid="0245e13b" style:font-weight-asian="normal" style:font-weight-complex="normal"/>
    </style:style>
    <style:style style:name="T106" style:family="text">
      <style:text-properties fo:font-weight="normal" officeooo:rsid="02475ad8" style:font-weight-asian="normal" style:font-weight-complex="normal"/>
    </style:style>
    <style:style style:name="T107" style:family="text">
      <style:text-properties fo:font-weight="normal" officeooo:rsid="024e6572" style:font-weight-asian="normal" style:font-weight-complex="normal"/>
    </style:style>
    <style:style style:name="T108" style:family="text">
      <style:text-properties officeooo:rsid="021acb66"/>
    </style:style>
    <style:style style:name="T109" style:family="text">
      <style:text-properties officeooo:rsid="025dbe2e"/>
    </style:style>
    <style:style style:name="T110" style:family="text">
      <style:text-properties officeooo:rsid="02678c9a"/>
    </style:style>
    <style:style style:name="T111" style:family="text">
      <style:text-properties fo:font-size="44pt" officeooo:rsid="02826f78" style:font-size-asian="44pt" style:font-size-complex="44pt"/>
    </style:style>
    <style:style style:name="T112" style:family="text">
      <style:text-properties officeooo:rsid="02826f78"/>
    </style:style>
    <style:style style:name="T113" style:family="text">
      <style:text-properties officeooo:rsid="028b6d3a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13.568cm" fo:min-width="19.681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22.961cm" fo:min-width="19.681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19.921cm" fo:min-width="19.681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2.925cm" fo:min-width="15.845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2.99cm" fo:min-width="15.845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13.547cm" fo:min-width="19.856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2.346cm" fo:min-width="17.845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CDC</text:h>
      <text:p text:style-name="P9"><text:span text:style-name="T21">App Web - </text:span><text:span text:style-name="T22">s</text:span><text:span text:style-name="T20">tatistique des étudiants </text:span><text:span text:style-name="T23">(centre multimédia)</text:span></text:p>
      <text:h text:style-name="P1" text:outline-level="2"/>
      <text:h text:style-name="P1" text:outline-level="2">1 - Contexte et définition du projet</text:h>
      <text:p text:style-name="Standard"/>
      <text:p text:style-name="Standard"><draw:custom-shape text:anchor-type="paragraph" draw:z-index="0" draw:name="Zone de texte 2" draw:style-name="gr7" draw:text-style-name="P66" svg:width="18.352cm" svg:height="2.599cm" svg:x="-1.08cm" svg:y="-0.131cm"><text:p text:style-name="P12">Une <text:span text:style-name="T28">application Web</text:span> de <text:span text:style-name="T28">type intranet</text:span> <text:span text:style-name="T4">(local)</text:span> qui sert a conserver l’historique <text:span text:style-name="T69">(varié dans les temps)</text:span> des <text:span text:style-name="T33">activités/</text:span><text:span text:style-name="T30">fréquentations</text:span> (sous forme graphique) des étudiant<text:span text:style-name="T7">(e)</text:span>s qui visitent le centre.</text:p><text:p text:style-name="P5"/><text:p text:style-name="P5"/><text:p text:style-name="P5"/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/>
      <text:h text:style-name="P1" text:outline-level="2">2 - Objectif du projet</text:h>
      <text:p text:style-name="Standard"/>
      <text:p text:style-name="Standard"><draw:custom-shape text:anchor-type="paragraph" draw:z-index="1" draw:name="Zone de texte 2" draw:style-name="gr6" draw:text-style-name="P66" svg:width="20.363cm" svg:height="13.8cm" svg:x="-2.163cm" svg:y="-0.231cm"><text:p text:style-name="Frame_20_contents"/><text:list xml:id="list3258066867" text:style-name="L2"><text:list-item><text:p text:style-name="P41"><text:span text:style-name="T6">Forme graphique de </text:span><text:span text:style-name="T33">historique </text:span><text:span text:style-name="T29">journalière</text:span><text:span text:style-name="T8"> </text:span><text:span text:style-name="T9">(du lundi au vendredi)</text:span><text:span text:style-name="T6"> des </text:span><text:span text:style-name="T33">activités/</text:span><text:span text:style-name="T30">fréquentations</text:span><text:span text:style-name="T33"> </text:span><text:span text:style-name="T6">des étudiant</text:span><text:span text:style-name="T7">(e)</text:span><text:span text:style-name="T5">s </text:span><text:span text:style-name="T47">a</text:span><text:span text:style-name="T10"> partir des </text:span><text:span text:style-name="T25">informations fournis </text:span><text:span text:style-name="T31">par les </text:span><text:span text:style-name="T32">cartes d’étudiants</text:span><text:span text:style-name="T6"> </text:span><text:span text:style-name="T47">et </text:span><text:span text:style-name="T33">en fonction</text:span><text:span text:style-name="T6"> :</text:span></text:p><text:p text:style-name="P42"><text:span text:style-name="T6">- Des </text:span><text:span text:style-name="T34">établissements</text:span><text:span text:style-name="T7"> de l’étudiant(e) – </text:span><text:span text:style-name="T50">exemple : CNTEMAD, Univ Ankatso, ESMIA, </text:span><text:span text:style-name="T51">GSI, ESTI, </text:span><text:span text:style-name="T52">ESTIM, UPRIM, ...</text:span></text:p><text:p text:style-name="P42">- <text:span text:style-name="T7">Des </text:span><text:span text:style-name="T34">filières</text:span><text:span text:style-name="T7"> et </text:span><text:span text:style-name="T34">niveau</text:span><text:span text:style-name="T7"> de l’étudiant(e) – </text:span><text:span text:style-name="T48">exemple : </text:span><text:span text:style-name="T49">Informatique L2, Droit M2, Gestion L3, Commerce L1, …</text:span></text:p><text:p text:style-name="P42">- <text:span text:style-name="T35">Type d’activité</text:span><text:span text:style-name="T53"> </text:span><text:span text:style-name="T54">(connexion, biblio, étude, </text:span><text:span text:style-name="T55">impression, ...</text:span><text:span text:style-name="T54">)</text:span></text:p></text:list-item><text:list-item><text:p text:style-name="P44"><text:span text:style-name="T28">Motivation</text:span> pour les étudiant(e)s :</text:p><text:p text:style-name="P45">- <text:span text:style-name="T11">Parrainage/</text:span><text:span text:style-name="T13">Cadeaux </text:span><text:span text:style-name="T58">(relatif aux enseignements)</text:span><text:span text:style-name="T56"> </text:span><text:span text:style-name="T11">des étudiant(e)s </text:span><text:span text:style-name="T56">(meilleure fréquentation/</text:span><text:span text:style-name="T57">mois</text:span><text:span text:style-name="T56">)</text:span></text:p><text:p text:style-name="P44">- <text:span text:style-name="T12">Connexion </text:span><text:span text:style-name="T59">(</text:span><text:span text:style-name="T60">surplus</text:span><text:span text:style-name="T59">)</text:span></text:p></text:list-item><text:list-item><text:p text:style-name="P46"><text:span text:style-name="T28">Recuperation</text:span> des cartes <text:span text:style-name="T63">d’</text:span>étudiant(e)s <text:span text:style-name="T61">(a partir de son nom/contact)</text:span></text:p></text:list-item><text:list-item><text:p text:style-name="P47"><text:span text:style-name="T64">Création de </text:span><text:span text:style-name="T36">r</text:span><text:span text:style-name="T28">éseau d’étudiant</text:span> <text:span text:style-name="T14">(</text:span><text:span text:style-name="T16">contact</text:span><text:span text:style-name="T17">[tel, email, ...]</text:span><text:span text:style-name="T16"> </text:span><text:span text:style-name="T14">- indexation</text:span><text:span text:style-name="T18">[recherche]</text:span><text:span text:style-name="T14"> – </text:span><text:span text:style-name="T15">bdd</text:span><text:span text:style-name="T14">)</text:span></text:p></text:list-item><text:list-item><text:p text:style-name="P43"><text:span text:style-name="T27">Conservation de </text:span><text:span text:style-name="T37">l’historique de l’impression/photocopie</text:span><text:span text:style-name="T27"> </text:span><text:span text:style-name="T26">etc... </text:span><text:span text:style-name="T62">(avec prix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h text:style-name="Heading_20_2" text:outline-level="2"/>
      <text:p text:style-name="Standard"/>
      <text:p text:style-name="Standard"/>
      <text:p text:style-name="Standard"/>
      <text:p text:style-name="Standard"/>
      <text:p text:style-name="Standard"/>
      <text:h text:style-name="P1" text:outline-level="2">3 - Périmètre du projet</text:h>
      <text:p text:style-name="Standard"/>
      <text:p text:style-name="Standard"/>
      <text:p text:style-name="Standard"/>
      <text:h text:style-name="P3" text:outline-level="2"><text:soft-page-break/><text:span text:style-name="T2">3</text:span><text:span text:style-name="T1"> - </text:span><text:span text:style-name="T3">Périmètre</text:span></text:h>
      <text:p text:style-name="Standard"/>
      <text:p text:style-name="Standard"><draw:custom-shape text:anchor-type="paragraph" draw:z-index="3" draw:name="Zone de texte 2_0" draw:style-name="gr4" draw:text-style-name="P66" svg:width="16.352cm" svg:height="3.178cm" svg:x="-0.127cm" svg:y="-0.028cm"><text:p text:style-name="P7">Nous nous concentrons <text:span text:style-name="T24">sur :</text:span></text:p><text:list xml:id="list3581708964" text:style-name="L1"><text:list-item><text:p text:style-name="P48">Les étudiant(e)s</text:p></text:list-item><text:list-item><text:p text:style-name="P49">Leurs activités </text:p></text:list-item></text:list><text:p text:style-name="Frame_20_contents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text:span text:style-name="Internet_20_link"/></text:p>
      <text:h text:style-name="P1" text:outline-level="2">4 - Description fonctionnelle des besoins</text:h>
      <text:p text:style-name="P10"/>
      <text:p text:style-name="P10"><draw:custom-shape text:anchor-type="paragraph" draw:z-index="4" draw:name="Zone de texte 2_1" draw:style-name="gr3" draw:text-style-name="P66" svg:width="20.188cm" svg:height="20.174cm" svg:x="-2.133cm" svg:y="0.086cm"><text:p text:style-name="P8"/><loext:table table:name="Table1" table:style-name="Table1"><loext:table-column table:style-name="Table1.A"/><loext:table-column table:style-name="Table1.B"/><loext:table-row table:style-name="TableLine94309415879872"><loext:table-cell table:style-name="Table1.A1" table:number-columns-spanned="2" office:value-type="string"><text:p text:style-name="P13"><text:span text:style-name="T28">Fonction </text:span>: <text:span text:style-name="T65"><text:s/></text:span><text:s/><text:span text:style-name="T66">Générer un </text:span><text:span text:style-name="T38">GRAPHIQUE</text:span><text:span text:style-name="T66"> a partir des informations insérés </text:span></text:p></loext:table-cell><loext:covered-table-cell/></loext:table-row><loext:table-row table:style-name="TableLine94309416883840"><loext:table-cell table:style-name="Table1.A2" office:value-type="string"><text:p text:style-name="P14">Objectif</text:p></loext:table-cell><loext:table-cell table:style-name="Table1.B6" office:value-type="string"><text:p text:style-name="P27">[obj - modèle 1]</text:p><text:list xml:id="list1526783258" text:style-name="L3"><text:list-item><text:p text:style-name="P53">fréquentation/? au niveau global <text:span text:style-name="T81">(option /j /s /m)</text:span></text:p><text:p text:style-name="P54">[obj - modèle 2]</text:p></text:list-item><text:list-item><text:p text:style-name="P53">fréquentation/<text:span text:style-name="T79">jour</text:span> d<text:span text:style-name="T80">e l’</text:span><text:span text:style-name="T71">étudiant</text:span></text:p><text:p text:style-name="P53"/></text:list-item></text:list></loext:table-cell></loext:table-row><loext:table-row table:style-name="TableLine94309415550544"><loext:table-cell table:style-name="Table1.A2" office:value-type="string"><text:p text:style-name="P15">Description</text:p></loext:table-cell><loext:table-cell table:style-name="Table1.B6" office:value-type="string"><text:p text:style-name="P33">[<text:span text:style-name="T83">desc - </text:span>modèle 1]</text:p><text:p text:style-name="P32">Créer un modèle graphique qui contient les informations suivantes :</text:p><text:list xml:id="list2868177688" text:style-name="L4"><text:list-item><text:p text:style-name="P55"><text:span text:style-name="T68">Établissement de l’étudiant </text:span><text:span text:style-name="T75">(</text:span><text:span text:style-name="T76">cntemad, ankatso, esti, uprim, gsi, ...</text:span><text:span text:style-name="T75">)</text:span></text:p></text:list-item><text:list-item><text:p text:style-name="P56">Filière de l’étudiant <text:span text:style-name="T74">(Info, droit, gestion, socio, communication, ...)</text:span></text:p></text:list-item><text:list-item><text:p text:style-name="P57">Niveau de l’étudiant <text:span text:style-name="T72">(</text:span><text:span text:style-name="T73">Lycée</text:span><text:span text:style-name="T72">, L1, L2, L3, M1, M2)</text:span></text:p></text:list-item></text:list><text:p text:style-name="P33">[<text:span text:style-name="T83">desc - </text:span>modèle 2]</text:p><text:p text:style-name="P32">Créer un modèle graphique qui contient les informations suivantes :</text:p><text:list xml:id="list2255745652" text:style-name="L5"><text:list-item><text:p text:style-name="P58">Chaque étudiant <text:span text:style-name="T77">(</text:span><text:span text:style-name="T78">hérite modèle 1</text:span><text:span text:style-name="T77">)</text:span></text:p></text:list-item></text:list></loext:table-cell></loext:table-row><loext:table-row table:style-name="TableLine94309490096080"><loext:table-cell table:style-name="Table1.A2" office:value-type="string"><text:p text:style-name="P15">Contraintes</text:p></loext:table-cell><loext:table-cell table:style-name="Table1.B6" office:value-type="string"><text:p text:style-name="P21"><text:span text:style-name="T90">Serveur : </text:span>NodeJS ou PHP ?</text:p></loext:table-cell></loext:table-row><loext:table-row table:style-name="TableLine94309395047328"><loext:table-cell table:style-name="Table1.A2" office:value-type="string"><text:p text:style-name="P15">Technologie</text:p></loext:table-cell><loext:table-cell table:style-name="Table1.B6" office:value-type="string"><text:p text:style-name="P13"><text:span text:style-name="T46">Graph </text:span><text:span text:style-name="T70">: </text:span><text:span text:style-name="T67">Librairie </text:span><text:span text:style-name="T92">CHART.JS</text:span><text:span text:style-name="T93"> </text:span></text:p></loext:table-cell></loext:table-row><loext:table-row table:style-name="TableLine94309315684608"><loext:table-cell table:style-name="Table1.A2" office:value-type="string"><text:p text:style-name="P17">Progression</text:p></loext:table-cell><loext:table-cell table:style-name="Table1.B6" office:value-type="string"><text:p text:style-name="P13">0%</text:p></loext:table-cell></loext:table-row><loext:table-row table:style-name="TableLine94309496235520"><loext:table-cell table:style-name="Table1.A2" office:value-type="string"><text:p text:style-name="P15">Niveau de priorité </text:p></loext:table-cell><loext:table-cell table:style-name="Table1.B7" office:value-type="string"><text:p text:style-name="P18">Haute</text:p></loext:table-cell></loext:table-row></loext:table><text:p text:style-name="P11"/><text:p text:style-name="P5"/><text:p text:style-name="P5"/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2"><draw:custom-shape text:anchor-type="paragraph" draw:z-index="5" draw:name="Zone de texte 2_3" draw:style-name="gr2" draw:text-style-name="P66" svg:width="20.188cm" svg:height="23.214cm" svg:x="-2.016cm" svg:y="-0.746cm"><text:p text:style-name="P8"/><loext:table table:name="Table3" table:style-name="Table3"><loext:table-column table:style-name="Table3.A"/><loext:table-column table:style-name="Table3.B"/><loext:table-row table:style-name="TableLine94309415592048"><loext:table-cell table:style-name="Table3.A1" table:number-columns-spanned="2" office:value-type="string"><text:p text:style-name="P13"><text:span text:style-name="T28">Fonction </text:span>: <text:span text:style-name="T65"><text:s/></text:span><text:s/>F<text:span text:style-name="T94">RONT &amp; INPUT </text:span><text:span text:style-name="T96">(interface client)</text:span></text:p></loext:table-cell><loext:covered-table-cell/></loext:table-row><loext:table-row table:style-name="TableLine94309438655808"><loext:table-cell table:style-name="Table3.A2" office:value-type="string"><text:p text:style-name="P14">Objectif</text:p></loext:table-cell><loext:table-cell table:style-name="Table3.B5" office:value-type="string"><text:p text:style-name="P29">Les interactions possibles coté client</text:p></loext:table-cell></loext:table-row><loext:table-row table:style-name="TableLine94309419173888"><loext:table-cell table:style-name="Table3.A2" office:value-type="string"><text:p text:style-name="P15">Description</text:p></loext:table-cell><loext:table-cell table:style-name="Table3.B5" office:value-type="string"><text:p text:style-name="P31"><text:span text:style-name="T44">[</text:span><text:span text:style-name="T43">front</text:span><text:span text:style-name="T44"> 1] : </text:span><text:span text:style-name="T99">Nav bar </text:span><text:span text:style-name="T107">(header)</text:span></text:p><text:list xml:id="list177512300" text:style-name="L6"><text:list-item><text:p text:style-name="P59"><text:span text:style-name="T99">g</text:span><text:span text:style-name="T97">raph 1 : global</text:span></text:p></text:list-item><text:list-item><text:p text:style-name="P60">graph 2 : étudiant</text:p></text:list-item><text:list-item><text:p text:style-name="P60">table : media (impression, photocopie, nombre de copie, total prix)</text:p></text:list-item><text:list-item><text:p text:style-name="P61">about app</text:p></text:list-item><text:list-item><text:p text:style-name="P62">version app</text:p></text:list-item></text:list><text:p text:style-name="P38"><text:span text:style-name="T28">[front 2] : </text:span><text:span text:style-name="T109">B</text:span>ody</text:p><text:list xml:id="list3824063777" text:style-name="L7"><text:list-item><text:p text:style-name="P63">app dispo <text:span text:style-name="T110">(graph 1, graph2, table)</text:span></text:p></text:list-item></text:list><text:p text:style-name="P38"><text:span text:style-name="T45">[front 3] : </text:span><text:span text:style-name="T109">Footer</text:span></text:p><text:list xml:id="list4129607654" text:style-name="L8"><text:list-item><text:p text:style-name="P64">copyright</text:p></text:list-item><text:list-item><text:p text:style-name="P65">contact (éditeur)</text:p></text:list-item></text:list><text:p text:style-name="P35"><text:span text:style-name="T28">[graph 1] :</text:span><text:span text:style-name="T97"> function_</text:span><text:span text:style-name="T100">add_</text:span><text:span text:style-name="T101">edit_del</text:span><text:span text:style-name="T97">(établissement,filière,niveau)</text:span></text:p><text:p text:style-name="P36"><text:span text:style-name="T28">[graph 2] : </text:span><text:span text:style-name="T97">function_add_edit_del(</text:span><text:span text:style-name="T102">nom,premom,contact</text:span><text:span text:style-name="T103">[email,tel]</text:span><text:span text:style-name="T97">)</text:span></text:p><text:p text:style-name="P37"><text:span text:style-name="T28">[table]</text:span><text:span text:style-name="T97"> </text:span><text:span text:style-name="T28">: </text:span><text:span text:style-name="T104">function_add_edit_del(type[impression,copie],</text:span><text:span text:style-name="T105">nombre,</text:span><text:span text:style-name="T106">prix</text:span><text:span text:style-name="T104">)</text:span></text:p></loext:table-cell></loext:table-row><loext:table-row table:style-name="TableLine94309415688432"><loext:table-cell table:style-name="Table3.A2" office:value-type="string"><text:p text:style-name="P15">Contraintes</text:p></loext:table-cell><loext:table-cell table:style-name="Table3.B5" office:value-type="string"><text:p text:style-name="P24"/></loext:table-cell></loext:table-row><loext:table-row table:style-name="TableLine94309314347760"><loext:table-cell table:style-name="Table3.A2" office:value-type="string"><text:p text:style-name="P15">Technologie</text:p></loext:table-cell><loext:table-cell table:style-name="Table3.B5" office:value-type="string"><text:p text:style-name="P25"><text:span text:style-name="T28">Front </text:span>: HTML &amp; CSS &amp; JS</text:p></loext:table-cell></loext:table-row><loext:table-row table:style-name="TableLine94309492177648"><loext:table-cell table:style-name="Table3.A2" office:value-type="string"><text:p text:style-name="P16">Progression</text:p></loext:table-cell><loext:table-cell table:style-name="Table3.B6" office:value-type="string"><text:p text:style-name="P23">0%</text:p></loext:table-cell></loext:table-row><loext:table-row table:style-name="TableLine94309490818848"><loext:table-cell table:style-name="Table3.A2" office:value-type="string"><text:p text:style-name="P15">Niveau de priorité </text:p></loext:table-cell><loext:table-cell table:style-name="Table3.B7" office:value-type="string"><text:p text:style-name="P18">Haute</text:p></loext:table-cell></loext:table-row></loext:table><text:p text:style-name="P11"/><text:p text:style-name="P5"/><text:p text:style-name="P5"/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h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><draw:custom-shape text:anchor-type="paragraph" draw:z-index="6" draw:name="Zone de texte 2_2" draw:style-name="gr1" draw:text-style-name="P66" svg:width="20.188cm" svg:height="13.821cm" svg:x="-2.133cm" svg:y="-1.057cm"><text:p text:style-name="P8"/><loext:table table:name="Table2" table:style-name="Table2"><loext:table-column table:style-name="Table2.A"/><loext:table-column table:style-name="Table2.B"/><loext:table-row table:style-name="TableLine94309418132000"><loext:table-cell table:style-name="Table2.A1" table:number-columns-spanned="2" office:value-type="string"><text:p text:style-name="P13"><text:span text:style-name="T28">Fonction </text:span>: <text:span text:style-name="T65"><text:s/></text:span><text:s/><text:span text:style-name="T42">REPOSITORY</text:span><text:span text:style-name="T108"> &amp; </text:span><text:span text:style-name="T39">BACKUP</text:span><text:span text:style-name="T82"> des données </text:span></text:p></loext:table-cell><loext:covered-table-cell/></loext:table-row><loext:table-row table:style-name="TableLine94309395229632"><loext:table-cell table:style-name="Table2.A2" office:value-type="string"><text:p text:style-name="P14">Objectif</text:p></loext:table-cell><loext:table-cell table:style-name="Table2.B5" office:value-type="string"><text:p text:style-name="P28">Archivage des bases de données de l’application</text:p></loext:table-cell></loext:table-row><loext:table-row table:style-name="TableLine94309496324304"><loext:table-cell table:style-name="Table2.A2" office:value-type="string"><text:p text:style-name="P15">Description</text:p></loext:table-cell><loext:table-cell table:style-name="Table2.B5" office:value-type="string"><text:p text:style-name="P30"><text:span text:style-name="T41">[solution 1] : </text:span><text:span text:style-name="T84">script de sauvegarde </text:span><text:span text:style-name="T85">automatisé avec cron</text:span><text:span text:style-name="T88">tab</text:span><text:span text:style-name="T84"> (</text:span><text:span text:style-name="T86">archive </text:span><text:span text:style-name="T87">complet</text:span><text:span text:style-name="T84">/incrémental avec rsync)</text:span></text:p><text:p text:style-name="P34"><text:span text:style-name="T28">[solution </text:span><text:span text:style-name="T40">2</text:span><text:span text:style-name="T28">] : </text:span><text:span text:style-name="T98">référentiel git en tant que projet privé</text:span></text:p></loext:table-cell></loext:table-row><loext:table-row table:style-name="TableLine94309497758176"><loext:table-cell table:style-name="Table2.A2" office:value-type="string"><text:p text:style-name="P15">Contraintes</text:p></loext:table-cell><loext:table-cell table:style-name="Table2.B5" office:value-type="string"><text:p text:style-name="P20">Autre type de sauvegarde de BDD</text:p><text:p text:style-name="P22"><text:span text:style-name="T89">O.S sans r</text:span><text:span text:style-name="T91">sync</text:span><text:span text:style-name="T89"> &amp; </text:span><text:span text:style-name="T91">cron</text:span></text:p></loext:table-cell></loext:table-row><loext:table-row table:style-name="TableLine94309491812992"><loext:table-cell table:style-name="Table2.A2" office:value-type="string"><text:p text:style-name="P15">Technologie</text:p></loext:table-cell><loext:table-cell table:style-name="Table2.B5" office:value-type="string"><text:p text:style-name="P19"><text:span text:style-name="T28">Backup </text:span>: RSYNC &amp; CRONTAB <text:span text:style-name="T95">&amp; TAR</text:span></text:p><text:p text:style-name="P26"><text:span text:style-name="T28">Repository </text:span>: GIT (github)</text:p></loext:table-cell></loext:table-row><loext:table-row table:style-name="TableLine94309394116384"><loext:table-cell table:style-name="Table2.A2" office:value-type="string"><text:p text:style-name="P16">Progression</text:p></loext:table-cell><loext:table-cell table:style-name="Table2.B6" office:value-type="string"><text:p text:style-name="P23">0%</text:p></loext:table-cell></loext:table-row><loext:table-row table:style-name="TableLine94309427225776"><loext:table-cell table:style-name="Table2.A2" office:value-type="string"><text:p text:style-name="P15">Niveau de priorité </text:p></loext:table-cell><loext:table-cell table:style-name="Table2.B7" office:value-type="string"><text:p text:style-name="P18">Haute</text:p></loext:table-cell></loext:table-row></loext:table><text:p text:style-name="P11"/><text:p text:style-name="P5"/><text:p text:style-name="P5"/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h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4" text:outline-level="2"/>
      <text:h text:style-name="P1" text:outline-level="2">6 - Délais de réalisation</text:h>
      <text:p text:style-name="Standard"><draw:custom-shape text:anchor-type="paragraph" draw:z-index="2" draw:name="Zone de texte 2" draw:style-name="gr5" draw:text-style-name="P66" svg:width="16.352cm" svg:height="3.243cm" svg:x="-0.118cm" svg:y="0.503cm"><text:p text:style-name="P50"><text:span text:style-name="T113">JUILLET 2021 - </text:span><text:span text:style-name="T112">SEPTEMBRE 2021</text:span></text:p><text:p text:style-name="P51">(3mois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><text:bookmark text:name="_GoBack"/></text:p>
      <text:p text:style-name="Standard"/>
      <text:p text:style-name="Standard"/>
      <text:p text:style-name="Footer"><text:span text:style-name="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ontserrat ExtraBold" svg:font-family="'Montserrat ExtraBold'" style:font-family-generic="roman" style:font-pitch="variable"/>
    <style:font-face style:name="Montserrat Medium" svg:font-family="'Montserrat Medium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" style:font-family-complex="'Noto Sans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" style:font-family-complex="'Noto Sans'" style:font-family-generic-complex="system" style:font-pitch-complex="variable" style:font-size-complex="13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ww.manager-go.com</meta:initial-creator>
    <meta:editing-cycles>242</meta:editing-cycles>
    <meta:creation-date>2018-07-01T07:09:00</meta:creation-date>
    <dc:date>2021-06-27T14:06:13.422673058</dc:date>
    <meta:editing-duration>PT5H55M13S</meta:editing-duration>
    <meta:generator>LibreOffice/7.0.2.2$Linux_X86_64 LibreOffice_project/00$Build-2</meta:generator>
    <meta:document-statistic meta:table-count="3" meta:image-count="0" meta:object-count="0" meta:page-count="4" meta:paragraph-count="89" meta:word-count="485" meta:character-count="3132" meta:non-whitespace-character-count="27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